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
      <style:text-properties officeooo:paragraph-rsid="00121fc0"/>
    </style:style>
    <style:style style:name="P2" style:family="paragraph" style:parent-style-name="Heading_20_1" style:master-page-name="MP0">
      <style:paragraph-properties style:page-number="auto" fo:break-before="page"/>
    </style:style>
    <style:style style:name="T1" style:family="text">
      <style:text-properties fo:font-style="italic" style:font-style-asian="italic" style:font-style-complex="italic"/>
    </style:style>
    <style:style style:name="T2" style:family="text">
      <style:text-properties officeooo:rsid="0011437e"/>
    </style:style>
    <style:style style:name="T3" style:family="text">
      <style:text-properties officeooo:rsid="00121fc0"/>
    </style:style>
    <style:style style:name="T4" style:family="text">
      <style:text-properties officeooo:rsid="0013241a"/>
    </style:style>
    <style:style style:name="T5" style:family="text">
      <style:text-properties fo:font-style="normal" style:font-style-asian="normal" style:font-style-complex="normal"/>
    </style:style>
    <style:style style:name="T6" style:family="text">
      <style:text-properties officeooo:rsid="001de7d2"/>
    </style:style>
    <style:style style:name="T7" style:family="text">
      <style:text-properties officeooo:rsid="002156ff"/>
    </style:style>
    <style:style style:name="T8" style:family="text">
      <style:text-properties officeooo:rsid="002a4bc1"/>
    </style:style>
    <style:style style:name="T9" style:family="text">
      <style:text-properties officeooo:rsid="002bda66"/>
    </style:style>
    <style:style style:name="T10" style:family="text">
      <style:text-properties officeooo:rsid="002f7793"/>
    </style:style>
    <style:style style:name="T11" style:family="text">
      <style:text-properties officeooo:rsid="0031492e"/>
    </style:style>
    <style:style style:name="T12" style:family="text">
      <style:text-properties officeooo:rsid="0031e434"/>
    </style:style>
    <style:style style:name="T13" style:family="text">
      <style:text-properties officeooo:rsid="003576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art 3, Chapter 5</text:h>
      <text:h text:style-name="Heading_20_1" text:outline-level="1">Cold Wallet Security – Key Backups</text:h>
      <text:h text:style-name="Heading_20_2" text:outline-level="2">Cold vs. Hot Wallet Backups</text:h>
      <text:p text:style-name="P1">In a previous chapter, we discussed the critical nature of key backups, and in particular, ways in which you can safely back up the keys for your hot wallets. Ensuring safe backups means you can retain access to your crypto assets in the event the device with the main wallet is destroyed, lost, stolen, or otherwise loses the cryptographic key data. We won’t rehash all the reasons backups are important here. <text:span text:style-name="T3">H</text:span>oweve<text:span text:style-name="T3">r, t</text:span>here are some key differences in how to safely back up <text:span text:style-name="Default_20_Paragraph_20_Font"><text:span text:style-name="T1">cold</text:span></text:span> <text:span text:style-name="Default_20_Paragraph_20_Font"><text:span text:style-name="T1">wallet</text:span></text:span> keys <text:span text:style-name="T4">in contrast with</text:span> <text:span text:style-name="Default_20_Paragraph_20_Font"><text:span text:style-name="T1">hot wallet</text:span></text:span> keys.</text:p>
      <text:p text:style-name="Text_20_body">Cold wallets, by definition, are wallets that generate and store the cryptographic keys for your assets <text:span text:style-name="Default_20_Paragraph_20_Font"><text:span text:style-name="T1">offline</text:span></text:span>. This means using a device that is not connected to the internet. Common commercial solutions you are likely to encounter include Trezor, Ledger, KeepKey, ColdCard, and others. These devices are microcontroller based, with special firmware designed solely for generating keys, storing them, and digitally signing your transactions. By design, you connect these devices to a networked computer via USB, but the keys never leave the device. So, you can construct a transaction using your PC and broadcast it to the network, something your hardware wallet device cannot do by itself. But the <text:span text:style-name="Default_20_Paragraph_20_Font"><text:span text:style-name="T1">signing</text:span></text:span> of that transaction occurs only on the hardware device, such that the keys are never transmitted or revealed in any way to the PC, and by extension, the threats that PC might be hiding.</text:p>
      <text:p text:style-name="Text_20_body"><text:soft-page-break/>This offline property of hardware or cold wallets is central to the security model. It’s only a cold wallet if the keys are always offline. If the keys for a particular cold wallet do end up on a networked device, that’s now a hot wallet. This understanding of the cold storage security model informs what types of <text:span text:style-name="Default_20_Paragraph_20_Font"><text:span text:style-name="T5">backups</text:span></text:span> we can safely choose for the key data. In keeping with the definition of a cold wallet, our backups must also be offline in nature.</text:p>
      <text:p text:style-name="Text_20_body">The most effective and safe way to store hardware wallet<text:span text:style-name="Default_20_Paragraph_20_Font"><text:span text:style-name="T1"> </text:span></text:span><text:span text:style-name="Default_20_Paragraph_20_Font"><text:span text:style-name="T5">seed phrases</text:span></text:span><text:span text:style-name="Default_20_Paragraph_20_Font"><text:span text:style-name="T1"> </text:span></text:span>is to etch, stamp, or otherwise confer them into a durable storage medium such as metal. Several varying commercial products allow you to do this. Remember, we only have to store 12-24 English words to keep our entire BIP39-compatible wallet backed up. Any way that we can store that data into a long-lasting medium like metal will do. Paper is also a perfectly fine medium for this, but is more susceptible to environmental contamination such as water or fire. The most important thing is to ensure all the words are readable, in the correct order, and stored somewhere safe.</text:p>
      <text:p text:style-name="Text_20_body">First, you must ensure that the 12 to 24 words are legible, and in the correct order. The words are ultimately encoding 128 to 256 bits of binary information, and the order does matter. The final word contains a cryptographic <text:span text:style-name="Default_20_Paragraph_20_Font"><text:span text:style-name="T1">checksum</text:span></text:span>, which the computer uses to indicate if something is wrong with the previous words. Storing words out of order or accidentally losing the order could result in a significant computational effort to find the correct order of words by guessing, something that may be entirely impossible or at least infeasible depending on how many words are out of order. Take care to note the correct order so that your future self can easily determine it. Placing a number in front of each word is a simple solution that makes this clear.</text:p>
      <text:p text:style-name="Text_20_body">Legibility is also, while somewhat obvious, something to take care with. It’s easy for us humans to write something down in <text:soft-page-break/>poor handwriting and still understand what was written while the contents are in <text:span text:style-name="T6">the </text:span>front of our minds. But imagine yourself trying to interpret your wild scrawl ten years in the future, hoping desperately to recover tens of thousands of dollars’ worth of digital assets stored in words you can’t seem to read. Taking your time to transfer the words in a timelessly readable way ensures that you can actually restore from backup. Take the time to <text:span text:style-name="T9">carefully </text:span>read the words back to yourself, pretending that you don’t remember what you just wrote down. A backup should be tested, after all.</text:p>
      <text:p text:style-name="Text_20_body">As with hot wallets, there is the possibility that you can have a single-key cold wallet. The old-school <text:span text:style-name="Default_20_Paragraph_20_Font"><text:span text:style-name="T1">paper wallet</text:span></text:span> strategy, while ill-advised at the time of this writing, can certainly be used. The same rules apply – ensure that all the characters of the WIF (<text:span text:style-name="T7">W</text:span>allet <text:span text:style-name="T7">I</text:span>mport <text:span text:style-name="T7">F</text:span>ormat), or hexadecimal encoded data are legible and distinguishable from one another. This is particularly important for the random nature of single-key data. Take extra care to ensure that your alphabetic characters are clearly upper or lowercase, for example. Case matters with WIF keys, whereas seed phrases are case-insensitive. The base58 system used for Bitcoin and Litecoin’s WIF format includes characters such as U and V that are hard to tell apart between upper and lower case. Adding a clear underscore for uppercase, for example, can be helpful. Base58 omits certain characters such as uppercase O and 0 to make this process a bit easier, but mistakes can still be made.</text:p>
      <text:p text:style-name="Text_20_body">Next we must consider the storage of our backups, and the number of copies. Recall from the hot wallet backup section the 3-2-1 rule. We want to have three total copies of the data, stored in two different storage medi<text:span text:style-name="T13">a</text:span>, with at least one offsite copy. Three total copies is still a great rule for hardware wallet data. The “two” part is a bit less relevant here, as paper and metal are timeless <text:span text:style-name="T10">media </text:span>and don’t suffer from the same problems of bit rot <text:soft-page-break/>and obsolescence as digital data. It’s perfectly fine to have all of your hardware wallet seed phrases written on paper, or all etched into metal, provided those copies are all cleanly stored.</text:p>
      <text:p text:style-name="Text_20_body">The “one offsite” rule is a bit trick<text:span text:style-name="T2">i</text:span>er when it comes to hardware wallet seeds. This rule is seriously important when it comes to recoverability and resistance to natural disasters. Imagine a fire or flood corrupting your only backups of your seed on paper or metal, rendering them completely destroyed or unreadable. This scenario must be protected against, and is one of the reasons metal is preferable to paper in many cases. A solid, stainless type of metal can resist fire and flood much more easily than even laminated paper. However, what about the issue of theft?</text:p>
      <text:p text:style-name="Text_20_body">Our offsite backup will likely protect against a serious natural disaster, but it also must resist outright theft of the data. With 12-24 words simply written down, it’s not that unlikely that someone who knows what those words mean could walk away with the backup and steal your coins. Somewhat ironically, the traditional banking system can come to the aid of cryptocurrency users here. Renting a cheap safe-deposit box to store a copy of your seed gives you a backup that’s highly resistant to both theft, and fire and flood in most cases. This storage may be more problematic when considering the possibility of government seizure of crypto assets. If this is part of your threat model (depending on your location in the world), consider another option such as storage with a trusted family member or friend. Ensure your trusted partner <text:span text:style-name="T11">stores </text:span>the seed in a secure location such as a safe. </text:p>
      <text:p text:style-name="Text_20_body">On some level, all of these backup methods, both primary and secondary, rely heavily on the assumption that your physical security is assured. An inexpensive safe in your residential home, a safe-deposit box from a trusted banking institution, or <text:span text:style-name="T12">a safe in</text:span> the home of a trusted friend or family member may not be available to you. If you live in a volatile situation physically, you <text:soft-page-break/>should consider who might try to steal your seed or how it may be lost when moving from place to place. You should always keep the backup whole and intact, but you can get somewhat creative with storage provided that you can <text:span text:style-name="Default_20_Paragraph_20_Font"><text:span text:style-name="T1">always </text:span></text:span>remember where your backup is stored and how to access it in case of an emergency or other situation where key data must be retrieved. Recommendations on security for those (such as crypto celebrities) who might be directly targeted for theft are beyond the scope of this book. <text:span text:style-name="T8">Consider consulting a security professional for a tailored safety and security plan if physical attack is a part of your threat profile. </text:span></text:p>
      <text:p text:style-name="Text_20_body">Your overall strategy should balance these several factors. First, ensure you have several working copies of your seed or other key data. That means copies that you’ve carefully created, ensuring ordering and legibility of the key data. Next, protect the seed against natural forces that might corrupt the data. Consider fire, flood, accidental disposal, and other things that might render your key data missing or unreadable. Third, consider protection against theft. Secure your seed in a location that would be difficult for an intruder to access, such as a safe or a bank safe-deposit box.</text:p>
      <text:p text:style-name="Text_20_body">All of these measures will ensure that your keys remain accessible and usable if and when they are needed to restore access to a cold wallet. Your hardware device serves as the primary key storage and signing mechanism, but digital copies must always be backed up by physical seed phrases. In the odd case of a paper wallet or other single-key data, you should still make backups in case the primary paper wallet is rendered unreadable. Take care that you have disaster and theft resistant backups so you never lose access to your coins in a worst-case scenario. Remember: with a non-custodial wallet, there is no forgot password feature. You are solely responsible for the safety of your key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5T12:39:06.552000000</dc:date>
    <meta:editing-cycles>241</meta:editing-cycles>
    <meta:editing-duration>PT16H23M28S</meta:editing-duration>
    <meta:document-statistic meta:table-count="0" meta:image-count="0" meta:object-count="0" meta:page-count="5" meta:paragraph-count="16" meta:word-count="1614" meta:character-count="9458" meta:non-whitespace-character-count="7856"/>
    <meta:template xlink:type="simple" xlink:actuate="onRequest" xlink:title="" xlink:href="Normal.dotm"/>
  </office:meta>
</office:document-meta>
</file>